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4.09mm"/>
    </style:style>
    <style:style style:name="co8" style:family="table-column">
      <style:table-column-properties fo:break-before="auto" style:column-width="2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Res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5" table:number-columns-repeated="1021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5] + [LD_PRELOAD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J5]+[LD_PRELOAD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5]+[LD_PRELOAD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6] + [LD_PRELOAD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J6]+[LD_PRELOAD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O6]+[LD_PRELOAD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7] + [LD_PRELOAD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7]+[LD_PRELOAD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7]+[LD_PRELOAD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8] + [LD_PRELOAD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8]+[LD_PRELOAD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8]+[LD_PRELOAD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9] + [LD_PRELOAD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9]+[LD_PRELOAD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9]+[LD_PRELOAD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0] + [LD_PRELOAD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10]+[LD_PRELOAD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0]+[LD_PRELOAD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1] + [LD_PRELOAD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11]+[LD_PRELOAD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1]+[LD_PRELOAD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2] + [LD_PRELOAD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2]+[LD_PRELOAD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2]+[LD_PRELOAD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F13] + [LD_PRELOAD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J13]+[LD_PRELOAD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O13]+[LD_PRELOAD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4] + [LD_PRELOAD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J14]+[LD_PRELOAD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4]+[LD_PRELOAD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5] + [LD_PRELOAD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J15]+[LD_PRELOAD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O15]+[LD_PRELOAD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6] + [LD_PRELOAD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J16]+[LD_PRELOAD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O16]+[LD_PRELOAD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F17] + [LD_PRELOAD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17]+[LD_PRELOAD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O17]+[LD_PRELOAD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18] + [LD_PRELOAD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J18]+[LD_PRELOAD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18]+[LD_PRELOAD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9] + [LD_PRELOAD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9]+[LD_PRELOAD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19]+[LD_PRELOAD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20] + [LD_PRELOAD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J20]+[LD_PRELOAD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20]+[LD_PRELOAD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1] + [LD_PRELOAD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J21]+[LD_PRELOAD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21]+[LD_PRELOAD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2] + [LD_PRELOAD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2]+[LD_PRELOAD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O22]+[LD_PRELOAD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F23] + [LD_PRELOAD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3]+[LD_PRELOAD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23]+[LD_PRELOAD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F24] + [LD_PRELOAD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24]+[LD_PRELOAD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24]+[LD_PRELOAD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LD_PRELOAD.B5:.B24])" office:value-type="float" office:value="2044" calcext:value-type="float">
            <text:p>2044</text:p>
          </table:table-cell>
          <table:table-cell table:formula="of:=SUM([LD_PRELOAD.C5:.C24])" office:value-type="float" office:value="2" calcext:value-type="float">
            <text:p>2</text:p>
          </table:table-cell>
          <table:table-cell table:formula="of:=SUM([LD_PRELOAD.D5:.D24])" office:value-type="float" office:value="2046" calcext:value-type="float">
            <text:p>2046</text:p>
          </table:table-cell>
          <table:table-cell/>
          <table:table-cell table:formula="of:=SUM([LD_PRELOAD.F5:.F24])" office:value-type="float" office:value="2054" calcext:value-type="float">
            <text:p>2054</text:p>
          </table:table-cell>
          <table:table-cell table:formula="of:=SUM([LD_PRELOAD.G5:.G24])" office:value-type="float" office:value="7" calcext:value-type="float">
            <text:p>7</text:p>
          </table:table-cell>
          <table:table-cell table:formula="of:=SUM([LD_PRELOAD.H5:.H24])" office:value-type="float" office:value="2061" calcext:value-type="float">
            <text:p>2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</text:p>
          </table:table-cell>
          <table:table-cell table:formula="of:=[LD_PRELOAD.B25]/20" office:value-type="float" office:value="102.2" calcext:value-type="float">
            <text:p>102,2</text:p>
          </table:table-cell>
          <table:table-cell table:formula="of:=2/20" office:value-type="float" office:value="0.1" calcext:value-type="float">
            <text:p>0,1</text:p>
          </table:table-cell>
          <table:table-cell table:formula="of:=2046/20" office:value-type="float" office:value="102.3" calcext:value-type="float">
            <text:p>102,3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le" table:style-name="ta1">
        <table:table-column table:style-name="co8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Bcp ptt ms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Without Simterpose if possible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1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</table:table-row>
      </table:table>
      <table:table table:name="Big" table:style-name="ta1"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One big ms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Without Simterpose if possible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1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</table:table-row>
      </table:table>
      <table:table table:name="Application" table:style-name="ta1"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Apllicat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Without Simterpose if possible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1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3:32:31.806030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18T23:58:39.475428980</dc:date>
    <meta:editing-duration>PT5H25M10S</meta:editing-duration>
    <meta:editing-cycles>11</meta:editing-cycles>
    <meta:generator>LibreOffice/4.4.5.2$Linux_X86_64 LibreOffice_project/40m0$Build-2</meta:generator>
    <meta:document-statistic meta:table-count="5" meta:cell-count="328" meta:object-count="0"/>
  </office:meta>
</office:document-meta>
</file>